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226614F51D06D34C885.png" manifest:media-type="image/png"/>
  <manifest:file-entry manifest:full-path="Pictures/10000201000007740000041B53C9859B2ABE5C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language="sv" fo:country="SE" fo:font-style="normal" style:text-underline-style="none" fo:font-weight="bold" style:font-name-asian="SimSun" style:font-size-asian="13pt" style:language-asian="zh" style:country-asian="CN" style:font-style-asian="normal" style:font-weight-asian="bold" style:font-name-complex="Cambria" style:font-size-complex="13pt" style:language-complex="ar" style:country-complex="SA" style:font-style-complex="normal"/>
    </style:style>
    <style:style style:name="P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093be6" officeooo:paragraph-rsid="000a2e38" style:font-name-asian="SimSun" style:font-size-asian="11pt" style:language-asian="zh" style:country-asian="CN" style:font-style-asian="normal" style:font-weight-asian="bold" style:font-name-complex="Times New Roman" style:font-size-complex="11pt" style:language-complex="ar" style:country-complex="SA"/>
    </style:style>
    <style:style style:name="P6"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1854fc" officeooo:paragraph-rsid="001b42c0"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7"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8" style:family="paragraph" style:parent-style-name="Standard">
      <style:paragraph-properties fo:margin-top="0.139in" fo:margin-bottom="0in" loext:contextual-spacing="false" fo:line-height="137%" style:writing-mode="lr-tb"/>
      <style:text-properties fo:font-weight="bold" officeooo:rsid="001854fc" officeooo:paragraph-rsid="001854fc" style:font-weight-asian="bold" style:font-weight-complex="bold"/>
    </style:style>
    <style:style style:name="P9"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10"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P11" style:family="paragraph" style:parent-style-name="Heading_20_1" style:list-style-name="">
      <style:paragraph-properties fo:margin-left="0in" fo:margin-right="0in" fo:text-align="start" style:justify-single-word="false" fo:text-indent="0in" style:auto-text-indent="false"/>
    </style:style>
    <style:style style:name="P12"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13"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1b42c0" officeooo:paragraph-rsid="001b42c0"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14"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font-style="normal" style:text-underline-style="none" fo:font-weight="bold" officeooo:rsid="001854fc" officeooo:paragraph-rsid="0026d3bd" style:font-size-asian="11pt" style:font-style-asian="normal" style:font-weight-asian="bold" style:font-name-complex="Times New Roman" style:font-size-complex="11pt" style:font-weight-complex="bold"/>
    </style:style>
    <style:style style:name="T1" style:family="text">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T2" style:family="text">
      <style:text-properties fo:font-variant="normal" fo:text-transform="none" fo:color="#366091" style:text-line-through-style="none" style:text-line-through-type="none" style:font-name="Cambria" fo:font-size="14pt" fo:font-style="normal" style:text-underline-style="none" fo:font-weight="bold" style:font-name-asian="Cambria" style:font-size-asian="14pt" style:font-style-asian="normal" style:font-weight-asian="bold" style:font-name-complex="Cambria"/>
    </style:style>
    <style:style style:name="T3" style:family="text">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T4" style:family="text">
      <style:text-properties fo:font-variant="normal" fo:text-transform="none" fo:color="#4f81bd" style:text-line-through-style="none" style:text-line-through-type="none" style:font-name="Cambria" fo:font-size="14pt" fo:language="sv" fo:country="SE" fo:font-style="normal" style:text-underline-style="none" fo:font-weight="bold" style:font-name-asian="SimSun" style:font-size-asian="14pt" style:language-asian="zh" style:country-asian="CN" style:font-style-asian="normal" style:font-weight-asian="bold" style:font-name-complex="Cambria" style:font-size-complex="14pt" style:language-complex="ar" style:country-complex="SA"/>
    </style:style>
    <style:style style:name="T5" style:family="text">
      <style:text-properties fo:font-variant="normal" fo:text-transform="none" fo:color="#000000" style:text-line-through-style="none" style:text-line-through-type="none" style:font-name="Cambria"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57ca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6d14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0" style:family="text">
      <style:text-properties fo:font-variant="normal" fo:text-transform="none" fo:color="#000000" style:text-line-through-style="none" style:text-line-through-type="none" style:font-name="Cambria" fo:font-size="11pt" fo:language="sv" fo:country="SE" fo:font-style="normal" style:text-underline-style="none" style:font-name-asian="SimSun" style:font-size-asian="11pt" style:language-asian="zh" style:country-asian="CN" style:font-style-asian="normal" style:font-name-complex="Times New Roman" style:font-size-complex="11pt" style:language-complex="ar" style:country-complex="SA"/>
    </style:style>
    <style:style style:name="T11" style:family="text">
      <style:text-properties fo:font-variant="normal" fo:text-transform="none" fo:color="#000000" style:text-line-through-style="none" style:text-line-through-type="none" style:font-name="Cambria" fo:font-size="11pt" fo:language="sv" fo:country="SE" fo:font-style="normal" style:text-underline-style="none" officeooo:rsid="0016d148" style:font-name-asian="SimSun" style:font-size-asian="11pt" style:language-asian="zh" style:country-asian="CN" style:font-style-asian="normal" style:font-name-complex="Times New Roman" style:font-size-complex="11pt" style:language-complex="ar" style:country-complex="SA"/>
    </style:style>
    <style:style style:name="T12" style:family="text">
      <style:text-properties fo:language="sv" fo:country="SE" fo:font-weight="normal" style:font-name-asian="SimSun" style:language-asian="zh" style:country-asian="CN" style:font-weight-asian="normal" style:language-complex="ar" style:country-complex="SA" style:font-weight-complex="normal"/>
    </style:style>
    <style:style style:name="T13" style:family="text">
      <style:text-properties fo:language="sv" fo:country="SE" fo:font-weight="normal" officeooo:rsid="001b42c0" style:font-name-asian="SimSun" style:language-asian="zh" style:country-asian="CN" style:font-weight-asian="normal" style:language-complex="ar" style:country-complex="SA" style:font-weight-complex="normal"/>
    </style:style>
    <style:style style:name="T14" style:family="text">
      <style:text-properties fo:language="sv" fo:country="SE" fo:font-weight="normal" officeooo:rsid="001faa2b" style:font-name-asian="SimSun" style:language-asian="zh" style:country-asian="CN" style:font-weight-asian="normal" style:language-complex="ar" style:country-complex="SA" style:font-weight-complex="normal"/>
    </style:style>
    <style:style style:name="T15" style:family="text">
      <style:text-properties fo:language="sv" fo:country="SE" fo:font-weight="normal" officeooo:rsid="0026d3bd" style:font-name-asian="SimSun" style:language-asian="zh" style:country-asian="CN" style:font-weight-asian="normal" style:language-complex="ar" style:country-complex="SA" style:font-weight-complex="normal"/>
    </style:style>
    <style:style style:name="T16" style:family="text">
      <style:text-properties fo:language="sv" fo:country="SE" fo:font-weight="normal" officeooo:rsid="00274ae6" style:font-name-asian="SimSun" style:language-asian="zh" style:country-asian="CN" style:font-weight-asian="normal" style:language-complex="ar" style:country-complex="SA" style:font-weight-complex="normal"/>
    </style:style>
    <style:style style:name="T17" style:family="text">
      <style:text-properties fo:language="sv" fo:country="SE" officeooo:rsid="0026d3bd" style:font-name-asian="SimSun" style:language-asian="zh" style:country-asian="CN"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 text:name="docs-internal-guid-1b45f257-7fff-be77-0d"/>Slutprojekt – dokumentation </text:h>
      <text:h text:style-name="P11" text:outline-level="1"><text:span text:style-name="T1">–</text:span><text:span text:style-name="T2"> </text:span><text:span text:style-name="T1">Linus Jansson 2F</text:span></text:h>
      <text:h text:style-name="P12" text:outline-level="1">1 Utförande</text:h>
      <text:p text:style-name="P5">12 / 01 / 22 – </text:p>
      <text:p text:style-name="P7"><text:span text:style-name="T6"><text:tab/></text:span><text:span text:style-name="T7">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text:span><text:span text:style-name="T8">Jag har även lagt till en att göra lista på github så jag senare kommer lättare kunna ha koll på vad som jag kommer behöva göra och vad som jag håller på med </text:span><text:span text:style-name="T9">för bättre koll på projektet.</text:span></text:p>
      <text:p text:style-name="P8"><text:span text:style-name="T11">1</text:span><text:span text:style-name="T10">3 / 01 / 22 -</text:span></text:p>
      <text:p text:style-name="P8"><text:span text:style-name="T10"><text:tab/></text:span><text:span text:style-name="T5">Idag så har jag fortsatt att jobba på frontend design genom att lägga grunden för ”cards” som kommer innehålla det som användaren söker på. Jag har även fortsatt att expremintera med Sökrutan. Även lagt till en bakgrunds bild som i nu läget är en placeholder och kommer troligen bytas senare under projektet. Också gjort så att Menybaren (navbaren) är sticky, alltså att den kommer följa med ner när man scrollar ner på sidan. För att lättare kunna komma åt sidorna som finns.</text:span></text:p>
      <text:p text:style-name="P6"><draw:frame draw:style-name="fr1" draw:name="Image1" text:anchor-type="char" svg:x="-0.1693in" svg:y="0.1728in" svg:width="4.8689in" svg:height="2.6819in" draw:z-index="0"><draw:image xlink:href="Pictures/10000201000007740000041B53C9859B2ABE5CFB.png" xlink:type="simple" xlink:show="embed" xlink:actuate="onLoad" loext:mime-type="image/png"/></draw:frame>Bredvid så finns det en bild på hur frontenden ser ut i dagsläget</text:p>
      <text:p text:style-name="P6"/>
      <text:p text:style-name="P6"><text:soft-page-break/></text:p>
      <text:p text:style-name="P6"/>
      <text:p text:style-name="P13">14 / 01 / 22 -</text:p>
      <text:p text:style-name="P14"><text:span text:style-name="T12"><text:tab/></text:span><text:span text:style-name="T13">Idag så fortsatte jag lite kort med frontend och fixade till Navbaren litegrann genom att lägga till ett element som senare kommer hålla info om användaren såsom profilbild osv. Jag har även centrerat navbaren så att allting har space bredvid varje element. Även stylat länkarna litegrann men </text:span><text:span text:style-name="T14">inget</text:span><text:span text:style-name="T13"> är färdigt än.</text:span><draw:frame draw:style-name="fr1" draw:name="Image2" text:anchor-type="char" svg:x="0.0457in" svg:y="0.0138in" svg:width="6.3in" svg:height="1.8043in" draw:z-index="1"><draw:image xlink:href="Pictures/100002010000078000000226614F51D06D34C885.png" xlink:type="simple" xlink:show="embed" xlink:actuate="onLoad" loext:mime-type="image/png"/></draw:frame><text:span text:style-name="T13"> </text:span></text:p>
      <text:p text:style-name="P14"><text:span text:style-name="T17">18 / 01 / 22 -</text:span></text:p>
      <text:p text:style-name="P14"><text:span text:style-name="T17"><text:tab/></text:span><text:span text:style-name="T15">Idag så försökte jag fixa en footer med copyright som var positionerad vid botten av hemsidan. Upptäckte problemet då att den blev satt på ett visst sätt pga att jag satte display:flex; i bodyn vilket gjorde så att jag var tvungen att ändra om lite i CSSn. Vilket i sin tur gjorde så att navbaren blev dragen till vänster så jag var tvungen att försöka lösa det också. Det slutade med att jag satte navbarens width på 90vw och sedan så drog jag den åt höger 5vw för att få den centrerad </text:span><text:span text:style-name="T16">igen.</text:span></text:p>
      <text:p text:style-name="P2">1.1 Ändringar utifrån planeringen</text:p>
      <text:p text:style-name="P1"><text:span text:style-name="T3">2 </text:span><text:span text:style-name="T4">Funktionalitet</text:span></text:p>
      <text:p text:style-name="P4">3 Testning</text:p>
      <text:p text:style-name="P2">3.1 Tester i olika webläsare</text:p>
      <text:p text:style-name="P2">3.2 Validering av koden</text:p>
      <text:p text:style-name="P2">3.2 Test på personer ur målgruppen</text:p>
      <text:p text:style-name="P3">3.3 Övriga tester</text:p>
      <text:p text:style-name="P2"><text:soft-page-break/>3.4 Ändringar utifrån testresultatet</text:p>
      <text:p text:style-name="P4">4 Lagar och säkerhet</text:p>
      <text:p text:style-name="P2">4.1 Upphovsrätt och GDPR</text:p>
      <text:p text:style-name="P9"/>
      <text:p text:style-name="P2">4.3 Säkerhet</text:p>
      <text:p text:style-name="P4">5 Utvärdering </text:p>
      <text:p text:style-name="P2">5.1 Projektplaneringen</text:p>
      <text:p text:style-name="P2">5.2 Möjliga förbättringar</text:p>
      <text:p text:style-name="P4">6 Betyg</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1"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1"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1" fo:font-family="Cambria" style:font-family-generic="roman" style:font-pitch="variable" fo:font-size="14pt" fo:font-weight="bold" style:font-size-asian="14pt" style:font-weight-asian="bold" style:font-name-complex="Cambria1"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1" fo:font-family="Cambria" style:font-family-generic="roman" style:font-pitch="variable" fo:font-size="13pt" fo:font-weight="bold" style:font-size-asian="13pt" style:font-weight-asian="bold" style:font-name-complex="Cambria1"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1"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8T15:20:41.431599745</dc:date>
    <meta:print-date>1995-11-21T17:41:00</meta:print-date>
    <meta:editing-cycles>56</meta:editing-cycles>
    <meta:editing-duration>PT9H2M18S</meta:editing-duration>
    <meta:generator>LibreOffice/6.4.7.2$Linux_X86_64 LibreOffice_project/40$Build-2</meta:generator>
    <meta:document-statistic meta:table-count="0" meta:image-count="2" meta:object-count="0" meta:page-count="3" meta:paragraph-count="27" meta:word-count="511" meta:character-count="2847" meta:non-whitespace-character-count="2352"/>
  </office:meta>
</office:document-meta>
</file>